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World History Period 2</text:p>
      <text:p text:style-name="P1">Mr. Niedringhaus</text:p>
      <text:p text:style-name="P1">2015-01-15</text:p>
      <text:p text:style-name="P2">Thesis Question</text:p>
      <text:p text:style-name="P1"><text:tab/>To what extent was the Yishuv's policy in the Arab Israeli War of 1948 one of territorial expansion and expulsion of the native Arab popula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0-30T22:27:00</meta:creation-date>
    <dc:date>2015-01-15T17:16:12</dc:date>
    <dc:creator>Will Kaufman</dc:creator>
    <meta:editing-duration>PT4M9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6" meta:word-count="36" meta:character-count="220"/>
  </office:meta>
</office:document-meta>
</file>